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f245" officeooo:paragraph-rsid="000bf245"/>
    </style:style>
    <style:style style:name="P2" style:family="paragraph" style:parent-style-name="Standard">
      <style:text-properties officeooo:paragraph-rsid="000c4c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3 </text:p>
      <text:p text:style-name="Standard"/>
      <text:p text:style-name="Standard">Overview of SQL.</text:p>
      <text:p text:style-name="P2"><text:s text:c="5"/>SQL (Structured Query Language) is a standard programming language used for managing and <text:s text:c="7"/>manipulating relational databases.</text:p>
      <text:p text:style-name="P2"/>
      <text:p text:style-name="P2"/>
      <text:p text:style-name="P2"/>
      <text:p text:style-name="Standard">1) Does ANSI recognize the data type DATE?</text:p>
      <text:p text:style-name="Standard"><text:s text:c="3"/></text:p>
      <text:p text:style-name="P2"><text:s text:c="4"/>Yes, ANSI SQL recognizes the data type DATE. It is used to store date values in the format YYYY-MM-DD.</text:p>
      <text:p text:style-name="P2"/>
      <text:p text:style-name="P2"/>
      <text:p text:style-name="Standard">2) Which subdivision of SQL is used to insert</text:p>
      <text:p text:style-name="Standard">values in tables?</text:p>
      <text:p text:style-name="P2"><text:s text:c="4"/></text:p>
      <text:p text:style-name="P2"><text:s text:c="3"/>Subdivision for Inserting Values:</text:p>
      <text:p text:style-name="P2"/>
      <text:p text:style-name="P2">The subdivision of SQL used to insert values into tables is the INSERT statement. This statement allows you to add one or more rows of data into a table.</text:p>
      <text:p text:style-name="P2">INSERT INTO TableName (column1, column2, ...)</text:p>
      <text:p text:style-name="P2">VALUES (value1, value2, ...);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1:58:03.379567007</meta:creation-date>
    <dc:date>2024-03-20T15:33:32.451565464</dc:date>
    <meta:editing-duration>PT7M5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103" meta:character-count="644" meta:non-whitespace-character-count="525"/>
  </office:meta>
</office:document-meta>
</file>